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/>Loan Data Analysis Report</text:p>
      <text:h text:style-name="Heading_20_1" text:outline-level="1">1. Problem Statements</text:h>
      <text:h text:style-name="Heading_20_2" text:outline-level="2">1.1 Loan Application Tracking</text:h>
      <text:p text:style-name="Standard">Problem: Absence of a clear metric to evaluate the number of loan applications received and their distribution over time.</text:p>
      <text:p text:style-name="Standard">Solution: Define the KPI 'Total Loan Applications' to track application volume and analyze demand trends.</text:p>
      <text:h text:style-name="Heading_20_2" text:outline-level="2">1.2 Loan Funding and Repayment Monitoring</text:h>
      <text:p text:style-name="Standard">Problem: Difficulty in assessing the flow of funds, including how much was funded versus how much was received back.</text:p>
      <text:p text:style-name="Standard">Solution: Introduce KPIs 'Total Funded Amount' and 'Total Amount Received' to measure lending efficiency and repayment status.</text:p>
      <text:h text:style-name="Heading_20_2" text:outline-level="2">1.3 Borrower Financial Health</text:h>
      <text:p text:style-name="Standard">Problem: Limited visibility on borrower repayment capacity.</text:p>
      <text:p text:style-name="Standard">Solution: Use 'Debt-to-Income Ratio (DTI)' to evaluate borrower affordability and risk levels.</text:p>
      <text:h text:style-name="Heading_20_2" text:outline-level="2">1.4 Good Loan vs. Bad Loan Classification</text:h>
      <text:p text:style-name="Standard">Problem: Inability to distinguish between loans that are performing well and those at risk of default.</text:p>
      <text:p text:style-name="Standard">Solution: Define two KPI categories:<text:line-break/>- Good Loan KPIs → Application %, Applications, Funded Amount, Total Received Amount.<text:line-break/>- Bad Loan KPIs → Application %, Applications, Funded Amount, Total Received Amount.</text:p>
      <text:h text:style-name="Heading_20_2" text:outline-level="2">1.5 Lack of Analytical Insights through Visualization</text:h>
      <text:p text:style-name="Standard">Problem: Raw data does not provide intuitive insights into loan distribution and risk.</text:p>
      <text:p text:style-name="Standard">Solution: Develop visualizations to capture insights:<text:line-break/>- Monthly loan trends by issue date.<text:line-break/>- Loan distributions by state/region.<text:line-break/>- Segmentation by loan term and purpose.<text:line-break/>- Borrower DTI vs. loan amount analysis.</text:p>
      <text:h text:style-name="Heading_20_1" text:outline-level="1"><text:soft-page-break/>2. Outcomes</text:h>
      <text:p text:style-name="Standard">- Clear and structured KPIs for monitoring loan portfolio health.<text:line-break/>- Objective classification of loans into Good and Bad categories.<text:line-break/>- Visualization-based insights for trend analysis, regional distribution, and borrower risk evaluation.<text:line-break/>- Analytical foundation to support decision-making in loan management and default preventio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right="0cm" fo:margin-top="0cm" fo:margin-bottom="0.353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" style:display-name="List 2" style:family="paragraph" style:parent-style-name="Standard" style:class="list">
      <style:paragraph-properties fo:margin-left="1.27cm" fo:margin-right="0cm" fo:margin-top="0cm" fo:margin-bottom="0.353cm" style:contextual-spacing="true" fo:text-indent="-0.635cm" style:auto-text-indent="false"/>
    </style:style>
    <style:style style:name="List_20_3" style:display-name="List 3" style:family="paragraph" style:parent-style-name="Standard" style:class="list">
      <style:paragraph-properties fo:margin-left="1.905cm" fo:margin-right="0cm" fo:margin-top="0cm" fo:margin-bottom="0.353cm" style:contextual-spacing="true" fo:text-indent="-0.635cm" style:auto-text-indent="false"/>
    </style:style>
    <style:style style:name="List_20_Bullet" style:display-name="List Bullet" style:family="paragraph" style:parent-style-name="Standard" style:list-style-name="WWNum1">
      <style:paragraph-properties fo:margin-top="0cm" fo:margin-bottom="0.353cm" style:contextual-spacing="true"/>
    </style:style>
    <style:style style:name="List_20_Bullet_20_2" style:display-name="List Bullet 2" style:family="paragraph" style:parent-style-name="Standard" style:list-style-name="WWNum2">
      <style:paragraph-properties fo:margin-top="0cm" fo:margin-bottom="0.353cm" style:contextual-spacing="true"/>
    </style:style>
    <style:style style:name="List_20_Bullet_20_3" style:display-name="List Bullet 3" style:family="paragraph" style:parent-style-name="Standard" style:list-style-name="WWNum3">
      <style:paragraph-properties fo:margin-top="0cm" fo:margin-bottom="0.353cm" style:contextual-spacing="true"/>
    </style:style>
    <style:style style:name="List_20_Number" style:display-name="List Number" style:family="paragraph" style:parent-style-name="Standard" style:list-style-name="WWNum5">
      <style:paragraph-properties fo:margin-top="0cm" fo:margin-bottom="0.353cm" style:contextual-spacing="true"/>
    </style:style>
    <style:style style:name="List_20_Number_20_2" style:display-name="List Number 2" style:family="paragraph" style:parent-style-name="Standard" style:list-style-name="WWNum6">
      <style:paragraph-properties fo:margin-top="0cm" fo:margin-bottom="0.353cm" style:contextual-spacing="true"/>
    </style:style>
    <style:style style:name="List_20_Number_20_3" style:display-name="List Number 3" style:family="paragraph" style:parent-style-name="Standard" style:list-style-name="WWNum7">
      <style:paragraph-properties fo:margin-top="0cm" fo:margin-bottom="0.353cm" style:contextual-spacing="true"/>
    </style:style>
    <style:style style:name="List_20_Continue" style:display-name="List Continue" style:family="paragraph" style:parent-style-name="Standard">
      <style:paragraph-properties fo:margin-left="0.635cm" fo:margin-right="0cm" fo:margin-top="0cm" fo:margin-bottom="0.212cm" style:contextual-spacing="true" fo:text-indent="0cm" style:auto-text-indent="false"/>
    </style:style>
    <style:style style:name="List_20_Continue_20_2" style:display-name="List Continue 2" style:family="paragraph" style:parent-style-name="Standard">
      <style:paragraph-properties fo:margin-left="1.27cm" fo:margin-right="0cm" fo:margin-top="0cm" fo:margin-bottom="0.212cm" style:contextual-spacing="true" fo:text-indent="0cm" style:auto-text-indent="false"/>
    </style:style>
    <style:style style:name="List_20_Continue_20_3" style:display-name="List Continue 3" style:family="paragraph" style:parent-style-name="Standard">
      <style:paragraph-properties fo:margin-left="1.905cm" fo:margin-right="0cm" fo:margin-top="0cm" fo:margin-bottom="0.212cm" style:contextual-spacing="true" fo:text-indent="0cm" style:auto-text-indent="fals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/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ython-docx</meta:initial-creator>
    <dc:description>generated by python-docx</dc:description>
    <meta:editing-cycles>2</meta:editing-cycles>
    <meta:creation-date>2013-12-23T23:15:00</meta:creation-date>
    <dc:date>2025-09-27T00:49:36.293000000</dc:date>
    <meta:editing-duration>PT1M10S</meta:editing-duration>
    <meta:generator>LibreOffice/7.4.2.3$Windows_X86_64 LibreOffice_project/382eef1f22670f7f4118c8c2dd222ec7ad009daf</meta:generator>
    <meta:document-statistic meta:table-count="0" meta:image-count="0" meta:object-count="0" meta:page-count="2" meta:paragraph-count="19" meta:word-count="262" meta:character-count="1806" meta:non-whitespace-character-count="1562"/>
    <meta:user-defined meta:name="AppVersion">14.0000</meta:user-defined>
    <meta:template xlink:type="simple" xlink:actuate="onRequest" xlink:title="Normal.dotm" xlink:href=""/>
  </office:meta>
</office:document-meta>
</file>